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3468c3"/>
    </style:style>
    <style:style style:name="P5" style:family="paragraph" style:parent-style-name="Text_20_body">
      <style:text-properties officeooo:rsid="03f8688e" officeooo:paragraph-rsid="03f8688e"/>
    </style:style>
    <style:style style:name="P6" style:family="paragraph" style:parent-style-name="Text_20_body">
      <style:text-properties officeooo:rsid="03f8688e" officeooo:paragraph-rsid="03fcc266"/>
    </style:style>
    <style:style style:name="P7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8" style:family="paragraph" style:parent-style-name="Text_20_body">
      <style:text-properties fo:font-weight="normal" officeooo:rsid="042fb19b" officeooo:paragraph-rsid="0452b959" style:font-weight-asian="normal" style:font-weight-complex="normal"/>
    </style:style>
    <style:style style:name="P9" style:family="paragraph" style:parent-style-name="Text_20_body">
      <style:text-properties fo:font-style="normal" style:text-underline-style="solid" style:text-underline-width="auto" style:text-underline-color="font-color" fo:font-weight="normal" officeooo:rsid="04467255" officeooo:paragraph-rsid="0452b959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4517d7c" officeooo:paragraph-rsid="0452b959"/>
    </style:style>
    <style:style style:name="P11" style:family="paragraph" style:parent-style-name="Text_20_body">
      <style:text-properties officeooo:rsid="04524db8" officeooo:paragraph-rsid="0452b959"/>
    </style:style>
    <style:style style:name="P12" style:family="paragraph" style:parent-style-name="Text_20_body">
      <style:text-properties officeooo:rsid="0452e247" officeooo:paragraph-rsid="0452b959"/>
    </style:style>
    <style:style style:name="P13" style:family="paragraph" style:parent-style-name="Heading_20_2">
      <style:text-properties officeooo:paragraph-rsid="03f4cd97"/>
    </style:style>
    <style:style style:name="P14" style:family="paragraph" style:parent-style-name="Heading_20_2">
      <style:text-properties fo:font-weight="normal" officeooo:rsid="042fb19b" officeooo:paragraph-rsid="0452b959" style:font-weight-asian="normal" style:font-weight-complex="normal"/>
    </style:style>
    <style:style style:name="P15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452b959"/>
    </style:style>
    <style:style style:name="P17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2b959" fo:background-color="#1e1e1e"/>
    </style:style>
    <style:style style:name="P18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officeooo:paragraph-rsid="0452b959" fo:background-color="#1e1e1e"/>
    </style:style>
    <style:style style:name="P19" style:family="paragraph" style:parent-style-name="Standard">
      <style:paragraph-properties style:line-height-at-least="0.198in" fo:text-align="start" style:justify-single-word="false" style:writing-mode="lr-tb"/>
      <style:text-properties fo:color="#d4d4d4" officeooo:paragraph-rsid="0452b959" fo:background-color="#1e1e1e"/>
    </style:style>
    <style:style style:name="P20" style:family="paragraph" style:parent-style-name="Text_20_body" style:list-style-name="L1">
      <style:text-properties officeooo:rsid="03fe59cd" officeooo:paragraph-rsid="03fe59cd"/>
    </style:style>
    <style:style style:name="P21" style:family="paragraph" style:parent-style-name="Text_20_body" style:list-style-name="L1">
      <style:text-properties officeooo:rsid="04097788" officeooo:paragraph-rsid="04097788"/>
    </style:style>
    <style:style style:name="P22" style:family="paragraph" style:parent-style-name="Text_20_body" style:list-style-name="L1">
      <style:text-properties officeooo:rsid="040864a4" officeooo:paragraph-rsid="044ff2b5"/>
    </style:style>
    <style:style style:name="P23" style:family="paragraph" style:parent-style-name="Text_20_body" style:list-style-name="L1">
      <style:text-properties officeooo:rsid="041073b2" officeooo:paragraph-rsid="041073b2"/>
    </style:style>
    <style:style style:name="P24" style:family="paragraph" style:parent-style-name="Text_20_body" style:list-style-name="L2">
      <style:text-properties officeooo:rsid="041690ec" officeooo:paragraph-rsid="041690ec"/>
    </style:style>
    <style:style style:name="P25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26" style:family="paragraph" style:parent-style-name="Text_20_body" style:list-style-name="L2">
      <style:text-properties officeooo:rsid="0418d380" officeooo:paragraph-rsid="0418d380"/>
    </style:style>
    <style:style style:name="P27" style:family="paragraph" style:parent-style-name="Text_20_body" style:list-style-name="L3">
      <style:text-properties officeooo:paragraph-rsid="03f4cd97"/>
    </style:style>
    <style:style style:name="P28" style:family="paragraph" style:parent-style-name="Text_20_body" style:list-style-name="L3">
      <style:text-properties officeooo:rsid="043468c3" officeooo:paragraph-rsid="043468c3"/>
    </style:style>
    <style:style style:name="P29" style:family="paragraph" style:parent-style-name="Text_20_body">
      <style:text-properties officeooo:rsid="03f8688e" officeooo:paragraph-rsid="03fcc266"/>
    </style:style>
    <style:style style:name="P30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31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P32" style:family="paragraph" style:parent-style-name="Heading_20_1">
      <style:text-properties officeooo:rsid="03f6a5de" officeooo:paragraph-rsid="03f6a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f9437a" style:font-weight-asian="normal" style:font-weight-complex="normal"/>
    </style:style>
    <style:style style:name="T8" style:family="text">
      <style:text-properties fo:font-weight="normal" officeooo:rsid="03fabb75" style:font-weight-asian="normal" style:font-weight-complex="normal"/>
    </style:style>
    <style:style style:name="T9" style:family="text">
      <style:text-properties fo:font-weight="normal" officeooo:rsid="03fae783" style:font-weight-asian="normal" style:font-weight-complex="normal"/>
    </style:style>
    <style:style style:name="T10" style:family="text">
      <style:text-properties fo:font-weight="normal" officeooo:rsid="03fc3a13" style:font-weight-asian="normal" style:font-weight-complex="normal"/>
    </style:style>
    <style:style style:name="T11" style:family="text">
      <style:text-properties fo:font-weight="normal" officeooo:rsid="03fcc266" style:font-weight-asian="normal" style:font-weight-complex="normal"/>
    </style:style>
    <style:style style:name="T12" style:family="text">
      <style:text-properties fo:font-weight="normal" officeooo:rsid="0402dc62" style:font-weight-asian="normal" style:font-weight-complex="normal"/>
    </style:style>
    <style:style style:name="T13" style:family="text">
      <style:text-properties fo:font-weight="normal" officeooo:rsid="04047a84" style:font-weight-asian="normal" style:font-weight-complex="normal"/>
    </style:style>
    <style:style style:name="T14" style:family="text">
      <style:text-properties fo:font-weight="normal" officeooo:rsid="04066584" style:font-weight-asian="normal" style:font-weight-complex="normal"/>
    </style:style>
    <style:style style:name="T15" style:family="text">
      <style:text-properties fo:font-weight="normal" officeooo:rsid="04097788" style:font-weight-asian="normal" style:font-weight-complex="normal"/>
    </style:style>
    <style:style style:name="T16" style:family="text">
      <style:text-properties fo:font-weight="normal" officeooo:rsid="040b2f2a" style:font-weight-asian="normal" style:font-weight-complex="normal"/>
    </style:style>
    <style:style style:name="T17" style:family="text">
      <style:text-properties fo:font-weight="normal" officeooo:rsid="0410bb40" style:font-weight-asian="normal" style:font-weight-complex="normal"/>
    </style:style>
    <style:style style:name="T18" style:family="text">
      <style:text-properties fo:font-weight="normal" officeooo:rsid="04170b78" style:font-weight-asian="normal" style:font-weight-complex="normal"/>
    </style:style>
    <style:style style:name="T19" style:family="text">
      <style:text-properties fo:font-weight="normal" officeooo:rsid="041920fe" style:font-weight-asian="normal" style:font-weight-complex="normal"/>
    </style:style>
    <style:style style:name="T20" style:family="text">
      <style:text-properties fo:font-weight="normal" officeooo:rsid="041ba2f2" style:font-weight-asian="normal" style:font-weight-complex="normal"/>
    </style:style>
    <style:style style:name="T21" style:family="text">
      <style:text-properties fo:font-weight="normal" officeooo:rsid="041f320d" style:font-weight-asian="normal" style:font-weight-complex="normal"/>
    </style:style>
    <style:style style:name="T22" style:family="text">
      <style:text-properties fo:font-weight="normal" officeooo:rsid="043ff917" style:font-weight-asian="normal" style:font-weight-complex="normal"/>
    </style:style>
    <style:style style:name="T23" style:family="text">
      <style:text-properties officeooo:rsid="033bd0c4"/>
    </style:style>
    <style:style style:name="T24" style:family="text">
      <style:text-properties officeooo:rsid="03fabb75"/>
    </style:style>
    <style:style style:name="T25" style:family="text">
      <style:text-properties officeooo:rsid="04087619"/>
    </style:style>
    <style:style style:name="T26" style:family="text">
      <style:text-properties officeooo:rsid="0445363f"/>
    </style:style>
    <style:style style:name="T27" style:family="text">
      <style:text-properties officeooo:rsid="04524db8"/>
    </style:style>
    <style:style style:name="T28" style:family="text">
      <style:text-properties fo:color="#c586c0"/>
    </style:style>
    <style:style style:name="T29" style:family="text">
      <style:text-properties fo:color="#c586c0" style:font-name="Droid Sans Mono" fo:font-size="10.5pt" fo:font-weight="normal"/>
    </style:style>
    <style:style style:name="T30" style:family="text">
      <style:text-properties fo:color="#ce9178"/>
    </style:style>
    <style:style style:name="T31" style:family="text">
      <style:text-properties fo:color="#dcdcaa"/>
    </style:style>
    <style:style style:name="T32" style:family="text">
      <style:text-properties fo:color="#dcdcaa" style:font-name="Droid Sans Mono" fo:font-size="10.5pt" fo:font-weight="normal"/>
    </style:style>
    <style:style style:name="T33" style:family="text">
      <style:text-properties fo:color="#569cd6"/>
    </style:style>
    <style:style style:name="T34" style:family="text">
      <style:text-properties fo:color="#569cd6" style:font-name="Droid Sans Mono" fo:font-size="10.5pt" fo:font-weight="normal"/>
    </style:style>
    <style:style style:name="T35" style:family="text">
      <style:text-properties style:font-name="Droid Sans Mono" fo:font-size="10.5pt" fo:font-weight="normal"/>
    </style:style>
    <style:style style:name="T36" style:family="text">
      <style:text-properties fo:color="#b5cea8" style:font-name="Droid Sans Mono" fo:font-size="10.5pt" fo:font-weight="normal"/>
    </style:style>
    <style:style style:name="T37" style:family="text">
      <style:text-properties fo:color="#b5cea8" style:font-name="Droid Sans Mono" fo:font-size="10.5pt" fo:font-weight="normal" fo:background-color="#1e1e1e" loext:char-shading-value="0"/>
    </style:style>
    <style:style style:name="T38" style:family="text">
      <style:text-properties fo:color="#d4d4d4" style:font-name="Droid Sans Mono" fo:font-size="10.5pt" fo:font-weight="normal" fo:background-color="#1e1e1e" loext:char-shading-value="0"/>
    </style:style>
    <style:style style:name="T39" style:family="text">
      <style:text-properties officeooo:rsid="0452e2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העמסת אופרטורים</text:h>
      <text:p text:style-name="P5"><text:span text:style-name="T1">העמסה</text:span> (overloading) היא מצב של כמה פונקציות עם אותו שם וארגומנטים <text:span text:style-name="T24">מסוגים </text:span>שונים.</text:p>
      <text:p text:style-name="P6">בשפת ++C, <text:span text:style-name="T6">גם אופרטור הוא פונקציה, ולכן אפשר </text:span><text:span text:style-name="T1">להעמיס אופרטורים</text:span><text:span text:style-name="T10">:</text:span><text:span text:style-name="T6"> </text:span><text:span text:style-name="T7">להגדיר אופרטורים </text:span><text:span text:style-name="T8">המבצעים פעולות שונות </text:span><text:span text:style-name="T9">לפי סוג הארגומנטים המועברים אליהם.</text:span><text:span text:style-name="T11"> לדוגמה:</text:span></text:p>
      <text:p text:style-name="P6"><text:span text:style-name="T11"/></text:p>
      <text:list xml:id="list3409877198" text:style-name="L1">
        <text:list-item>
          <text:p text:style-name="P20"><text:span text:style-name="T2">א</text:span><text:span text:style-name="T1">ופרטורים חשבוניים</text:span><text:span text:style-name="T6"> (חיבור, חיסור</text:span><text:span text:style-name="T12">,</text:span><text:span text:style-name="T6"> כפל</text:span><text:span text:style-name="T12">, השוואה,</text:span><text:span text:style-name="T6"> וכו') מוגדרים על מספרים שלמים וממשיים; אנחנו יכולים </text:span><text:span text:style-name="T15">להעמיס</text:span><text:span text:style-name="T6"> אותם גם </text:span><text:span text:style-name="T15">ב</text:span><text:span text:style-name="T6">מחלקות שאנחנו בונים, המייצגים עצמים מתמטיים מורכבים יותר. למשל: מספרים מרוכבים (ראו תיקיה 1), מטריצות, פולינומים וכו'.</text:span><text:span text:style-name="T13"> בספריה התקנית הם הורחבו </text:span><text:span text:style-name="T14">גם </text:span><text:span text:style-name="T13">למחרוזות</text:span><text:span text:style-name="T14">.</text:span></text:p>
        </text:list-item>
        <text:list-item>
          <text:p text:style-name="P21"><text:span text:style-name="T3">א</text:span><text:span text:style-name="T1">ופרטורי זרימה</text:span><text:span text:style-name="T6"> (&lt;&lt; &gt;&gt;) - מוגדרים במקור (בשפת סי) על מספרים שלמים, אבל בשפת ++C </text:span><text:span text:style-name="T16">העמיסו אותם לזרמי קלט </text:span><text:span text:style-name="T6">ופלט כפי שכבר ראינו</text:span><text:span text:style-name="T16">.</text:span><text:span text:style-name="T6"> גם אנחנו יכולים להרחיב אותם </text:span><text:span text:style-name="T16">כדי לכתוב ולקרוא מחלקות שאנחנו בונים (ראו תיקיה 1).</text:span></text:p>
        </text:list-item>
        <text:list-item>
          <text:p text:style-name="P22"><text:span text:style-name="T1">אופרטור סוגריים מרובעים</text:span><text:span text:style-name="T4"> []</text:span><text:span text:style-name="T6"> - מוגדר לגבי מערכים בסיסיים; אפשר להרחיב אותו גם למחלקות שאנחנו בונים, כשאנחנו רוצים לגשת לדברים לפי אינדקס</text:span><text:span text:style-name="T21"> (ראו תיקיה 2)</text:span><text:span text:style-name="T6">. </text:span></text:p>
        </text:list-item>
        <text:list-item>
          <text:p text:style-name="P23"><text:span text:style-name="T5">א</text:span><text:span text:style-name="T1">ופרטור סוגריים עגולים () </text:span><text:span text:style-name="T6">- יכול לשמש להגדרת אובייקטים המתפקדים כמו פונקציות</text:span><text:span text:style-name="T17"> - "פונקטורים" (functors). </text:span><text:span text:style-name="T22">ראו תיקיה 4.</text:span></text:p>
        </text:list-item>
      </text:list>
      <text:p text:style-name="P7">כשמעמיסים אופרטורים, חשוב לשים לב שהערך המוחזר תואם למשמעות של האופרטור. למשל:</text:p>
      <text:list xml:id="list3796106178" text:style-name="L2">
        <text:list-item>
          <text:p text:style-name="P24"><text:span text:style-name="T6">אופרטור + מחזיר את הסכום; אופרטור += מגדיל את הארגומנט השמאלי שלו אבל </text:span><text:span text:style-name="T1">גם</text:span><text:span text:style-name="T6"> מחזיר את הסכום (שהוא הארגומנט השמאלי אחרי ההשמה).</text:span></text:p>
        </text:list-item>
        <text:list-item>
          <text:p text:style-name="P24"><text:span text:style-name="T6">אופרטור = (השמה) מחזיר </text:span><text:span text:style-name="T18">*this - זה מאפשר לבצע השמות בשרשרת.</text:span></text:p>
        </text:list-item>
        <text:list-item>
          <text:p text:style-name="P25">האופרטורים &gt;&gt; &lt;&lt; מחזירים את זרם הקלט/פלט שהם מקבלים - שוב כדי לאפשר שרשרת.</text:p>
        </text:list-item>
        <text:list-item>
          <text:p text:style-name="P26"><text:span text:style-name="T6">לאופרטור הגדלה באחד (++) והקטנה באחד (--) יש שתי גירסאות: כששמים אותו לפני המספר</text:span><text:span text:style-name="T19"> (prefix)</text:span><text:span text:style-name="T6">, הוא מחזיר את המספר אחרי ההגדלה; כששמים אותו אחרי המספר</text:span><text:span text:style-name="T19"> (postfix)</text:span><text:span text:style-name="T6">, הוא מחזיר את המספר לפני ההגדלה. כדי להבדיל בין האפשרויות, יש להגדיר את הגירסה השניה עם פרמטר מדומה מסוג int</text:span><text:span text:style-name="T20">, למשל:</text:span></text:p>
        </text:list-item>
        <text:list-item>
          <text:p text:style-name="P30">T&amp; T::operator++(); <text:s text:c="2"/>// prefix operator</text:p>
        </text:list-item>
        <text:list-item>
          <text:p text:style-name="P31">T&amp; T::operator++(int); <text:s text:c="2"/>// postfix operator</text:p>
        </text:list-item>
      </text:list>
      <text:p text:style-name="P8"/>
      <text:p text:style-name="P14"><text:span text:style-name="T25">א</text:span>ופרטור<text:span text:style-name="T26"> גרשיים </text:span></text:p>
      <text:p text:style-name="P10">אופרטור גרשיים נקרא גם אופרטור הסיומת (suffix operator). מגדירים אותו בעזרת גרשיים, אבל משתמשים בו כסיומת - בלי גרשיים.<text:span text:style-name="T27"> לדוגמה, מגדירים כך:</text:span></text:p>
      <text:p text:style-name="P17">Complex <text:span text:style-name="T28">operator</text:span><text:span text:style-name="T30">""</text:span> <text:span text:style-name="T31">_i</text:span>(<text:span text:style-name="T33">long</text:span> <text:span text:style-name="T33">double</text:span> x) {</text:p>
      <text:p text:style-name="P19">    <text:span text:style-name="T29">return</text:span><text:span text:style-name="T35"> </text:span><text:span text:style-name="T32">Complex</text:span><text:span text:style-name="T35">(</text:span><text:span text:style-name="T36">0</text:span><text:span text:style-name="T35">,(</text:span><text:span text:style-name="T34">double</text:span><text:span text:style-name="T35">)x);</text:span></text:p>
      <text:p text:style-name="P18">}</text:p>
      <text:p text:style-name="P11">ומשתמשים פשוט כך:</text:p>
      <text:p text:style-name="P16"><text:span text:style-name="T37">7.</text:span><text:span text:style-name="T38">0_i</text:span></text:p>
      <text:p text:style-name="P10">ראו <text:span text:style-name="T27">דוגמה ב</text:span>תיקיה 8.</text:p>
      <text:p text:style-name="P14"><text:span text:style-name="T25">א</text:span>ופרטור<text:span text:style-name="T26"> פסיק</text:span></text:p>
      <text:p text:style-name="P11">אופרטור פסיק מוגדר בשפת סי, ו<text:span text:style-name="T39">המשמעות שלו היא "התעלם מהפרמטר הראשון והחזר את הפרמטר האחרון". זה שימושי כשלפרמטר הראשון יש תוצאת-לוואי, למשל, הפרמטר הראשון מייצר ערך מסויים, והפרמטר השני בודק אותו.</text:span></text:p>
      <text:p text:style-name="P12">בשפות-תיכנות מודרניות יותר, כגון פייתון, אופרטור פסיק משמש להגדרת tuple - זוגות, שלשות וכו'. אנחנו יכולים לקבל את המשמעות הזאת ע"י העמסה - אבל רק למחלקות או ל-enum (זה לא עובד עם מספרים).</text:p>
      <text:p text:style-name="P12">ראו דוגמה בתיקיה 9.</text:p>
      <text:p text:style-name="P9"/>
      <text:p text:style-name="P15"/>
      <text:p text:style-name="P13">מקורות</text:p>
      <text:list xml:id="list2116320639" text:style-name="L3">
        <text:list-item>
          <text:p text:style-name="P27">מצגת של<text:span text:style-name="T23"> </text:span>אופיר פלא.</text:p>
          <text:p text:style-name="P28"/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0T12:52:28.078769610</dc:date>
    <meta:editing-duration>P8DT13H21M25S</meta:editing-duration>
    <meta:editing-cycles>1000</meta:editing-cycles>
    <meta:document-statistic meta:table-count="0" meta:image-count="0" meta:object-count="0" meta:page-count="1" meta:paragraph-count="32" meta:word-count="411" meta:character-count="2416" meta:non-whitespace-character-count="2039"/>
  </office:meta>
</office:document-meta>
</file>